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fo:color="#ffffff"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2" style:family="table-cell" style:parent-style-name="Default" style:data-style-name="N107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4" style:family="table-cell" style:parent-style-name="Default" style:data-style-name="N108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6" style:family="table-cell" style:parent-style-name="Default" style:data-style-name="N108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6" style:family="table-cell" style:parent-style-name="Default" style:data-style-name="N108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0.839cm" svg:height="9.006cm" svg:x="0.071cm" svg:y="7.339cm">
            <draw:object draw:notify-on-update-of-ranges="Arkusz1.F2:Arkusz1.I2 Arkusz1.A6:Arkusz1.A24 Arkusz1.G6:Arkusz1.G24 Arkusz1.A6:Arkusz1.A24 Arkusz1.F6:Arkusz1.F24 Arkusz1.A6:Arkusz1.A24 Arkusz1.H6:Arkusz1.H24 Arkusz1.A6:Arkusz1.A24 Arkusz1.I6:Arkusz1.I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ce5"/>
        <table:table-column table:style-name="co1" table:default-cell-style-name="ce6"/>
        <table:table-column table:style-name="co1" table:default-cell-style-name="ce16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Const</text:p>
          </table:table-cell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in</text:p>
          </table:table-cell>
        </table:table-row>
        <table:table-row table:style-name="ro1">
          <table:table-cell office:value-type="string" calcext:value-type="string">
            <text:p>Influence</text:p>
          </table:table-cell>
          <table:table-cell table:style-name="ce3"/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1.2" calcext:value-type="float">
            <text:p>1,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1.2" calcext:value-type="float">
            <text:p>1,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inea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[.$A$7]" office:value-type="float" office:value="0" calcext:value-type="float">
            <text:p>0,0</text:p>
          </table:table-cell>
          <table:table-cell table:formula="of:=([.C$2]-(([.$A3]-[.$A$6])/750))/[.C$2]" office:value-type="float" office:value="1.02666666666667" calcext:value-type="float">
            <text:p>1,027</text:p>
          </table:table-cell>
          <table:table-cell table:formula="of:=([.D$2]-(([.$A3]-[.$A$6])/750))/[.D$2]" office:value-type="float" office:value="1.03333333333333" calcext:value-type="float">
            <text:p>1,033</text:p>
          </table:table-cell>
          <table:table-cell table:formula="of:=([.E$2]-(([.$A3]-[.$A$6])/750))/[.E$2]" office:value-type="float" office:value="1.04" calcext:value-type="float">
            <text:p>1,040</text:p>
          </table:table-cell>
          <table:table-cell table:formula="of:=[.$B3]*[.C3]" office:value-type="float" office:value="0" calcext:value-type="float">
            <text:p>0,000</text:p>
          </table:table-cell>
          <table:table-cell table:formula="of:=[.$B3]*[.D3]" office:value-type="float" office:value="0" calcext:value-type="float">
            <text:p>0,000</text:p>
          </table:table-cell>
          <table:table-cell table:formula="of:=[.$B3]*[.E3]" office:value-type="float" office:value="0" calcext:value-type="float">
            <text:p>0,000</text:p>
          </table:table-cell>
          <table:table-cell table:formula="of:=[.$B3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]/[.$A$7]" office:value-type="float" office:value="0.166666666666667" calcext:value-type="float">
            <text:p>0,2</text:p>
          </table:table-cell>
          <table:table-cell table:formula="of:=([.C$2]-(([.$A4]-[.$A$6])/750))/[.C$2]" office:value-type="float" office:value="1.01777777777778" calcext:value-type="float">
            <text:p>1,018</text:p>
          </table:table-cell>
          <table:table-cell table:formula="of:=([.D$2]-(([.$A4]-[.$A$6])/750))/[.D$2]" office:value-type="float" office:value="1.02222222222222" calcext:value-type="float">
            <text:p>1,022</text:p>
          </table:table-cell>
          <table:table-cell table:formula="of:=([.E$2]-(([.$A4]-[.$A$6])/750))/[.E$2]" office:value-type="float" office:value="1.02666666666667" calcext:value-type="float">
            <text:p>1,027</text:p>
          </table:table-cell>
          <table:table-cell table:formula="of:=[.$B4]*[.C4]" office:value-type="float" office:value="0.16962962962963" calcext:value-type="float">
            <text:p>0,170</text:p>
          </table:table-cell>
          <table:table-cell table:formula="of:=[.$B4]*[.D4]" office:value-type="float" office:value="0.170370370370371" calcext:value-type="float">
            <text:p>0,170</text:p>
          </table:table-cell>
          <table:table-cell table:formula="of:=[.$B4]*[.E4]" office:value-type="float" office:value="0.171111111111111" calcext:value-type="float">
            <text:p>0,171</text:p>
          </table:table-cell>
          <table:table-cell table:formula="of:=[.$B4]" office:value-type="float" office:value="0.166666666666667" calcext:value-type="float">
            <text:p>0,1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5]/[.$A$7]" office:value-type="float" office:value="0.333333333333333" calcext:value-type="float">
            <text:p>0,3</text:p>
          </table:table-cell>
          <table:table-cell table:formula="of:=([.C$2]-(([.$A5]-[.$A$6])/750))/[.C$2]" office:value-type="float" office:value="1.00888888888889" calcext:value-type="float">
            <text:p>1,009</text:p>
          </table:table-cell>
          <table:table-cell table:formula="of:=([.D$2]-(([.$A5]-[.$A$6])/750))/[.D$2]" office:value-type="float" office:value="1.01111111111111" calcext:value-type="float">
            <text:p>1,011</text:p>
          </table:table-cell>
          <table:table-cell table:formula="of:=([.E$2]-(([.$A5]-[.$A$6])/750))/[.E$2]" office:value-type="float" office:value="1.01333333333333" calcext:value-type="float">
            <text:p>1,013</text:p>
          </table:table-cell>
          <table:table-cell table:formula="of:=[.$B5]*[.C5]" office:value-type="float" office:value="0.336296296296296" calcext:value-type="float">
            <text:p>0,336</text:p>
          </table:table-cell>
          <table:table-cell table:formula="of:=[.$B5]*[.D5]" office:value-type="float" office:value="0.337037037037037" calcext:value-type="float">
            <text:p>0,337</text:p>
          </table:table-cell>
          <table:table-cell table:formula="of:=[.$B5]*[.E5]" office:value-type="float" office:value="0.337777777777777" calcext:value-type="float">
            <text:p>0,338</text:p>
          </table:table-cell>
          <table:table-cell table:formula="of:=[.$B5]" office:value-type="float" office:value="0.333333333333333" calcext:value-type="float">
            <text:p>0,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6]/[.$A$7]" office:value-type="float" office:value="0.5" calcext:value-type="float">
            <text:p>0,5</text:p>
          </table:table-cell>
          <table:table-cell table:formula="of:=([.C$2]-(([.$A6]-[.$A$6])/750))/[.C$2]" office:value-type="float" office:value="1" calcext:value-type="float">
            <text:p>1,000</text:p>
          </table:table-cell>
          <table:table-cell table:formula="of:=([.D$2]-(([.$A6]-[.$A$6])/750))/[.D$2]" office:value-type="float" office:value="1" calcext:value-type="float">
            <text:p>1,000</text:p>
          </table:table-cell>
          <table:table-cell table:formula="of:=([.E$2]-(([.$A6]-[.$A$6])/750))/[.E$2]" office:value-type="float" office:value="1" calcext:value-type="float">
            <text:p>1,000</text:p>
          </table:table-cell>
          <table:table-cell table:formula="of:=[.$B6]*[.C6]" office:value-type="float" office:value="0.5" calcext:value-type="float">
            <text:p>0,500</text:p>
          </table:table-cell>
          <table:table-cell table:formula="of:=[.$B6]*[.D6]" office:value-type="float" office:value="0.5" calcext:value-type="float">
            <text:p>0,500</text:p>
          </table:table-cell>
          <table:table-cell table:formula="of:=[.$B6]*[.E6]" office:value-type="float" office:value="0.5" calcext:value-type="float">
            <text:p>0,500</text:p>
          </table:table-cell>
          <table:table-cell table:formula="of:=[.$B6]" office:value-type="float" office:value="0.5" calcext:value-type="float">
            <text:p>0,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7]/[.$A$7]" office:value-type="float" office:value="1" calcext:value-type="float">
            <text:p>1,0</text:p>
          </table:table-cell>
          <table:table-cell table:formula="of:=([.C$2]-(([.$A7]-[.$A$6])/750))/[.C$2]" office:value-type="float" office:value="0.973333333333333" calcext:value-type="float">
            <text:p>0,973</text:p>
          </table:table-cell>
          <table:table-cell table:formula="of:=([.D$2]-(([.$A7]-[.$A$6])/750))/[.D$2]" office:value-type="float" office:value="0.966666666666667" calcext:value-type="float">
            <text:p>0,967</text:p>
          </table:table-cell>
          <table:table-cell table:formula="of:=([.E$2]-(([.$A7]-[.$A$6])/750))/[.E$2]" office:value-type="float" office:value="0.96" calcext:value-type="float">
            <text:p>0,960</text:p>
          </table:table-cell>
          <table:table-cell table:formula="of:=[.$B7]*[.C7]" office:value-type="float" office:value="0.973333333333333" calcext:value-type="float">
            <text:p>0,973</text:p>
          </table:table-cell>
          <table:table-cell table:formula="of:=[.$B7]*[.D7]" office:value-type="float" office:value="0.966666666666667" calcext:value-type="float">
            <text:p>0,967</text:p>
          </table:table-cell>
          <table:table-cell table:formula="of:=[.$B7]*[.E7]" office:value-type="float" office:value="0.96" calcext:value-type="float">
            <text:p>0,960</text:p>
          </table:table-cell>
          <table:table-cell table:formula="of:=[.$B7]" office:value-type="float" office:value="1" calcext:value-type="float">
            <text:p>1,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]/[.$A$7]" office:value-type="float" office:value="1.33333333333333" calcext:value-type="float">
            <text:p>1,3</text:p>
          </table:table-cell>
          <table:table-cell table:formula="of:=([.C$2]-(([.$A8]-[.$A$6])/750))/[.C$2]" office:value-type="float" office:value="0.955555555555556" calcext:value-type="float">
            <text:p>0,956</text:p>
          </table:table-cell>
          <table:table-cell table:formula="of:=([.D$2]-(([.$A8]-[.$A$6])/750))/[.D$2]" office:value-type="float" office:value="0.944444444444444" calcext:value-type="float">
            <text:p>0,944</text:p>
          </table:table-cell>
          <table:table-cell table:formula="of:=([.E$2]-(([.$A8]-[.$A$6])/750))/[.E$2]" office:value-type="float" office:value="0.933333333333333" calcext:value-type="float">
            <text:p>0,933</text:p>
          </table:table-cell>
          <table:table-cell table:formula="of:=[.$B8]*[.C8]" office:value-type="float" office:value="1.27407407407407" calcext:value-type="float">
            <text:p>1,274</text:p>
          </table:table-cell>
          <table:table-cell table:formula="of:=[.$B8]*[.D8]" office:value-type="float" office:value="1.25925925925926" calcext:value-type="float">
            <text:p>1,259</text:p>
          </table:table-cell>
          <table:table-cell table:formula="of:=[.$B8]*[.E8]" office:value-type="float" office:value="1.24444444444444" calcext:value-type="float">
            <text:p>1,244</text:p>
          </table:table-cell>
          <table:table-cell table:formula="of:=[.$B8]" office:value-type="float" office:value="1.33333333333333" calcext:value-type="float">
            <text:p>1,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9]/[.$A$7]" office:value-type="float" office:value="1.66666666666667" calcext:value-type="float">
            <text:p>1,7</text:p>
          </table:table-cell>
          <table:table-cell table:formula="of:=([.C$2]-(([.$A9]-[.$A$6])/750))/[.C$2]" office:value-type="float" office:value="0.937777777777778" calcext:value-type="float">
            <text:p>0,938</text:p>
          </table:table-cell>
          <table:table-cell table:formula="of:=([.D$2]-(([.$A9]-[.$A$6])/750))/[.D$2]" office:value-type="float" office:value="0.922222222222222" calcext:value-type="float">
            <text:p>0,922</text:p>
          </table:table-cell>
          <table:table-cell table:formula="of:=([.E$2]-(([.$A9]-[.$A$6])/750))/[.E$2]" office:value-type="float" office:value="0.906666666666667" calcext:value-type="float">
            <text:p>0,907</text:p>
          </table:table-cell>
          <table:table-cell table:formula="of:=[.$B9]*[.C9]" office:value-type="float" office:value="1.56296296296297" calcext:value-type="float">
            <text:p>1,563</text:p>
          </table:table-cell>
          <table:table-cell table:formula="of:=[.$B9]*[.D9]" office:value-type="float" office:value="1.53703703703704" calcext:value-type="float">
            <text:p>1,537</text:p>
          </table:table-cell>
          <table:table-cell table:formula="of:=[.$B9]*[.E9]" office:value-type="float" office:value="1.51111111111111" calcext:value-type="float">
            <text:p>1,511</text:p>
          </table:table-cell>
          <table:table-cell table:formula="of:=[.$B9]" office:value-type="float" office:value="1.66666666666667" calcext:value-type="float">
            <text:p>1,6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0]/[.$A$7]" office:value-type="float" office:value="2" calcext:value-type="float">
            <text:p>2,0</text:p>
          </table:table-cell>
          <table:table-cell table:formula="of:=([.C$2]-(([.$A10]-[.$A$6])/750))/[.C$2]" office:value-type="float" office:value="0.92" calcext:value-type="float">
            <text:p>0,920</text:p>
          </table:table-cell>
          <table:table-cell table:formula="of:=([.D$2]-(([.$A10]-[.$A$6])/750))/[.D$2]" office:value-type="float" office:value="0.9" calcext:value-type="float">
            <text:p>0,900</text:p>
          </table:table-cell>
          <table:table-cell table:formula="of:=([.E$2]-(([.$A10]-[.$A$6])/750))/[.E$2]" office:value-type="float" office:value="0.88" calcext:value-type="float">
            <text:p>0,880</text:p>
          </table:table-cell>
          <table:table-cell table:formula="of:=[.$B10]*[.C10]" office:value-type="float" office:value="1.84" calcext:value-type="float">
            <text:p>1,840</text:p>
          </table:table-cell>
          <table:table-cell table:formula="of:=[.$B10]*[.D10]" office:value-type="float" office:value="1.8" calcext:value-type="float">
            <text:p>1,800</text:p>
          </table:table-cell>
          <table:table-cell table:formula="of:=[.$B10]*[.E10]" office:value-type="float" office:value="1.76" calcext:value-type="float">
            <text:p>1,760</text:p>
          </table:table-cell>
          <table:table-cell table:formula="of:=[.$B10]" office:value-type="float" office:value="2" calcext:value-type="float">
            <text:p>2,0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1]/[.$A$7]" office:value-type="float" office:value="2.5" calcext:value-type="float">
            <text:p>2,5</text:p>
          </table:table-cell>
          <table:table-cell table:formula="of:=([.C$2]-(([.$A11]-[.$A$6])/750))/[.C$2]" office:value-type="float" office:value="0.893333333333333" calcext:value-type="float">
            <text:p>0,893</text:p>
          </table:table-cell>
          <table:table-cell table:formula="of:=([.D$2]-(([.$A11]-[.$A$6])/750))/[.D$2]" office:value-type="float" office:value="0.866666666666667" calcext:value-type="float">
            <text:p>0,867</text:p>
          </table:table-cell>
          <table:table-cell table:formula="of:=([.E$2]-(([.$A11]-[.$A$6])/750))/[.E$2]" office:value-type="float" office:value="0.84" calcext:value-type="float">
            <text:p>0,840</text:p>
          </table:table-cell>
          <table:table-cell table:formula="of:=[.$B11]*[.C11]" office:value-type="float" office:value="2.23333333333333" calcext:value-type="float">
            <text:p>2,233</text:p>
          </table:table-cell>
          <table:table-cell table:formula="of:=[.$B11]*[.D11]" office:value-type="float" office:value="2.16666666666667" calcext:value-type="float">
            <text:p>2,167</text:p>
          </table:table-cell>
          <table:table-cell table:formula="of:=[.$B11]*[.E11]" office:value-type="float" office:value="2.1" calcext:value-type="float">
            <text:p>2,100</text:p>
          </table:table-cell>
          <table:table-cell table:formula="of:=[.$B11]" office:value-type="float" office:value="2.5" calcext:value-type="float">
            <text:p>2,5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2]/[.$A$7]" office:value-type="float" office:value="3" calcext:value-type="float">
            <text:p>3,0</text:p>
          </table:table-cell>
          <table:table-cell table:formula="of:=([.C$2]-(([.$A12]-[.$A$6])/750))/[.C$2]" office:value-type="float" office:value="0.866666666666667" calcext:value-type="float">
            <text:p>0,867</text:p>
          </table:table-cell>
          <table:table-cell table:formula="of:=([.D$2]-(([.$A12]-[.$A$6])/750))/[.D$2]" office:value-type="float" office:value="0.833333333333333" calcext:value-type="float">
            <text:p>0,833</text:p>
          </table:table-cell>
          <table:table-cell table:formula="of:=([.E$2]-(([.$A12]-[.$A$6])/750))/[.E$2]" office:value-type="float" office:value="0.8" calcext:value-type="float">
            <text:p>0,800</text:p>
          </table:table-cell>
          <table:table-cell table:formula="of:=[.$B12]*[.C12]" office:value-type="float" office:value="2.6" calcext:value-type="float">
            <text:p>2,600</text:p>
          </table:table-cell>
          <table:table-cell table:formula="of:=[.$B12]*[.D12]" office:value-type="float" office:value="2.5" calcext:value-type="float">
            <text:p>2,500</text:p>
          </table:table-cell>
          <table:table-cell table:formula="of:=[.$B12]*[.E12]" office:value-type="float" office:value="2.4" calcext:value-type="float">
            <text:p>2,400</text:p>
          </table:table-cell>
          <table:table-cell table:formula="of:=[.$B12]" office:value-type="float" office:value="3" calcext:value-type="float">
            <text:p>3,0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13]/[.$A$7]" office:value-type="float" office:value="3.5" calcext:value-type="float">
            <text:p>3,5</text:p>
          </table:table-cell>
          <table:table-cell table:formula="of:=([.C$2]-(([.$A13]-[.$A$6])/750))/[.C$2]" office:value-type="float" office:value="0.84" calcext:value-type="float">
            <text:p>0,840</text:p>
          </table:table-cell>
          <table:table-cell table:formula="of:=([.D$2]-(([.$A13]-[.$A$6])/750))/[.D$2]" office:value-type="float" office:value="0.8" calcext:value-type="float">
            <text:p>0,800</text:p>
          </table:table-cell>
          <table:table-cell table:formula="of:=([.E$2]-(([.$A13]-[.$A$6])/750))/[.E$2]" office:value-type="float" office:value="0.76" calcext:value-type="float">
            <text:p>0,760</text:p>
          </table:table-cell>
          <table:table-cell table:formula="of:=[.$B13]*[.C13]" office:value-type="float" office:value="2.94" calcext:value-type="float">
            <text:p>2,940</text:p>
          </table:table-cell>
          <table:table-cell table:formula="of:=[.$B13]*[.D13]" office:value-type="float" office:value="2.8" calcext:value-type="float">
            <text:p>2,800</text:p>
          </table:table-cell>
          <table:table-cell table:formula="of:=[.$B13]*[.E13]" office:value-type="float" office:value="2.66" calcext:value-type="float">
            <text:p>2,660</text:p>
          </table:table-cell>
          <table:table-cell table:formula="of:=[.$B13]" office:value-type="float" office:value="3.5" calcext:value-type="float">
            <text:p>3,5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14]/[.$A$7]" office:value-type="float" office:value="4.16666666666667" calcext:value-type="float">
            <text:p>4,2</text:p>
          </table:table-cell>
          <table:table-cell table:formula="of:=([.C$2]-(([.$A14]-[.$A$6])/750))/[.C$2]" office:value-type="float" office:value="0.804444444444444" calcext:value-type="float">
            <text:p>0,804</text:p>
          </table:table-cell>
          <table:table-cell table:formula="of:=([.D$2]-(([.$A14]-[.$A$6])/750))/[.D$2]" office:value-type="float" office:value="0.755555555555556" calcext:value-type="float">
            <text:p>0,756</text:p>
          </table:table-cell>
          <table:table-cell table:formula="of:=([.E$2]-(([.$A14]-[.$A$6])/750))/[.E$2]" office:value-type="float" office:value="0.706666666666667" calcext:value-type="float">
            <text:p>0,707</text:p>
          </table:table-cell>
          <table:table-cell table:formula="of:=[.$B14]*[.C14]" office:value-type="float" office:value="3.35185185185185" calcext:value-type="float">
            <text:p>3,352</text:p>
          </table:table-cell>
          <table:table-cell table:formula="of:=[.$B14]*[.D14]" office:value-type="float" office:value="3.14814814814815" calcext:value-type="float">
            <text:p>3,148</text:p>
          </table:table-cell>
          <table:table-cell table:formula="of:=[.$B14]*[.E14]" office:value-type="float" office:value="2.94444444444444" calcext:value-type="float">
            <text:p>2,944</text:p>
          </table:table-cell>
          <table:table-cell table:formula="of:=[.$B14]" office:value-type="float" office:value="4.16666666666667" calcext:value-type="float">
            <text:p>4,1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15]/[.$A$7]" office:value-type="float" office:value="4.83333333333333" calcext:value-type="float">
            <text:p>4,8</text:p>
          </table:table-cell>
          <table:table-cell table:formula="of:=([.C$2]-(([.$A15]-[.$A$6])/750))/[.C$2]" office:value-type="float" office:value="0.768888888888889" calcext:value-type="float">
            <text:p>0,769</text:p>
          </table:table-cell>
          <table:table-cell table:formula="of:=([.D$2]-(([.$A15]-[.$A$6])/750))/[.D$2]" office:value-type="float" office:value="0.711111111111111" calcext:value-type="float">
            <text:p>0,711</text:p>
          </table:table-cell>
          <table:table-cell table:formula="of:=([.E$2]-(([.$A15]-[.$A$6])/750))/[.E$2]" office:value-type="float" office:value="0.653333333333333" calcext:value-type="float">
            <text:p>0,653</text:p>
          </table:table-cell>
          <table:table-cell table:formula="of:=[.$B15]*[.C15]" office:value-type="float" office:value="3.7162962962963" calcext:value-type="float">
            <text:p>3,716</text:p>
          </table:table-cell>
          <table:table-cell table:formula="of:=[.$B15]*[.D15]" office:value-type="float" office:value="3.43703703703704" calcext:value-type="float">
            <text:p>3,437</text:p>
          </table:table-cell>
          <table:table-cell table:formula="of:=[.$B15]*[.E15]" office:value-type="float" office:value="3.15777777777778" calcext:value-type="float">
            <text:p>3,158</text:p>
          </table:table-cell>
          <table:table-cell table:formula="of:=[.$B15]" office:value-type="float" office:value="4.83333333333333" calcext:value-type="float">
            <text:p>4,83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16]/[.$A$7]" office:value-type="float" office:value="5.5" calcext:value-type="float">
            <text:p>5,5</text:p>
          </table:table-cell>
          <table:table-cell table:formula="of:=([.C$2]-(([.$A16]-[.$A$6])/750))/[.C$2]" office:value-type="float" office:value="0.733333333333333" calcext:value-type="float">
            <text:p>0,733</text:p>
          </table:table-cell>
          <table:table-cell table:formula="of:=([.D$2]-(([.$A16]-[.$A$6])/750))/[.D$2]" office:value-type="float" office:value="0.666666666666667" calcext:value-type="float">
            <text:p>0,667</text:p>
          </table:table-cell>
          <table:table-cell table:formula="of:=([.E$2]-(([.$A16]-[.$A$6])/750))/[.E$2]" office:value-type="float" office:value="0.6" calcext:value-type="float">
            <text:p>0,600</text:p>
          </table:table-cell>
          <table:table-cell table:formula="of:=[.$B16]*[.C16]" office:value-type="float" office:value="4.03333333333333" calcext:value-type="float">
            <text:p>4,033</text:p>
          </table:table-cell>
          <table:table-cell table:formula="of:=[.$B16]*[.D16]" office:value-type="float" office:value="3.66666666666667" calcext:value-type="float">
            <text:p>3,667</text:p>
          </table:table-cell>
          <table:table-cell table:formula="of:=[.$B16]*[.E16]" office:value-type="float" office:value="3.3" calcext:value-type="float">
            <text:p>3,300</text:p>
          </table:table-cell>
          <table:table-cell table:formula="of:=[.$B16]" office:value-type="float" office:value="5.5" calcext:value-type="float">
            <text:p>5,5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17]/[.$A$7]" office:value-type="float" office:value="6.16666666666667" calcext:value-type="float">
            <text:p>6,2</text:p>
          </table:table-cell>
          <table:table-cell table:formula="of:=([.C$2]-(([.$A17]-[.$A$6])/750))/[.C$2]" office:value-type="float" office:value="0.697777777777778" calcext:value-type="float">
            <text:p>0,698</text:p>
          </table:table-cell>
          <table:table-cell table:formula="of:=([.D$2]-(([.$A17]-[.$A$6])/750))/[.D$2]" office:value-type="float" office:value="0.622222222222222" calcext:value-type="float">
            <text:p>0,622</text:p>
          </table:table-cell>
          <table:table-cell table:formula="of:=([.E$2]-(([.$A17]-[.$A$6])/750))/[.E$2]" office:value-type="float" office:value="0.546666666666667" calcext:value-type="float">
            <text:p>0,547</text:p>
          </table:table-cell>
          <table:table-cell table:formula="of:=[.$B17]*[.C17]" office:value-type="float" office:value="4.30296296296296" calcext:value-type="float">
            <text:p>4,303</text:p>
          </table:table-cell>
          <table:table-cell table:formula="of:=[.$B17]*[.D17]" office:value-type="float" office:value="3.83703703703704" calcext:value-type="float">
            <text:p>3,837</text:p>
          </table:table-cell>
          <table:table-cell table:formula="of:=[.$B17]*[.E17]" office:value-type="float" office:value="3.37111111111111" calcext:value-type="float">
            <text:p>3,371</text:p>
          </table:table-cell>
          <table:table-cell table:formula="of:=[.$B17]" office:value-type="float" office:value="6.16666666666667" calcext:value-type="float">
            <text:p>6,16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18]/[.$A$7]" office:value-type="float" office:value="6.83333333333333" calcext:value-type="float">
            <text:p>6,8</text:p>
          </table:table-cell>
          <table:table-cell table:formula="of:=([.C$2]-(([.$A18]-[.$A$6])/750))/[.C$2]" office:value-type="float" office:value="0.662222222222222" calcext:value-type="float">
            <text:p>0,662</text:p>
          </table:table-cell>
          <table:table-cell table:formula="of:=([.D$2]-(([.$A18]-[.$A$6])/750))/[.D$2]" office:value-type="float" office:value="0.577777777777778" calcext:value-type="float">
            <text:p>0,578</text:p>
          </table:table-cell>
          <table:table-cell table:formula="of:=([.E$2]-(([.$A18]-[.$A$6])/750))/[.E$2]" office:value-type="float" office:value="0.493333333333333" calcext:value-type="float">
            <text:p>0,493</text:p>
          </table:table-cell>
          <table:table-cell table:formula="of:=[.$B18]*[.C18]" office:value-type="float" office:value="4.52518518518519" calcext:value-type="float">
            <text:p>4,525</text:p>
          </table:table-cell>
          <table:table-cell table:formula="of:=[.$B18]*[.D18]" office:value-type="float" office:value="3.94814814814815" calcext:value-type="float">
            <text:p>3,948</text:p>
          </table:table-cell>
          <table:table-cell table:formula="of:=[.$B18]*[.E18]" office:value-type="float" office:value="3.37111111111111" calcext:value-type="float">
            <text:p>3,371</text:p>
          </table:table-cell>
          <table:table-cell table:formula="of:=[.$B18]" office:value-type="float" office:value="6.83333333333333" calcext:value-type="float">
            <text:p>6,83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19]/[.$A$7]" office:value-type="float" office:value="7.5" calcext:value-type="float">
            <text:p>7,5</text:p>
          </table:table-cell>
          <table:table-cell table:formula="of:=([.C$2]-(([.$A19]-[.$A$6])/750))/[.C$2]" office:value-type="float" office:value="0.626666666666667" calcext:value-type="float">
            <text:p>0,627</text:p>
          </table:table-cell>
          <table:table-cell table:formula="of:=([.D$2]-(([.$A19]-[.$A$6])/750))/[.D$2]" office:value-type="float" office:value="0.533333333333333" calcext:value-type="float">
            <text:p>0,533</text:p>
          </table:table-cell>
          <table:table-cell table:formula="of:=([.E$2]-(([.$A19]-[.$A$6])/750))/[.E$2]" office:value-type="float" office:value="0.44" calcext:value-type="float">
            <text:p>0,440</text:p>
          </table:table-cell>
          <table:table-cell table:formula="of:=[.$B19]*[.C19]" office:value-type="float" office:value="4.7" calcext:value-type="float">
            <text:p>4,700</text:p>
          </table:table-cell>
          <table:table-cell table:formula="of:=[.$B19]*[.D19]" office:value-type="float" office:value="4" calcext:value-type="float">
            <text:p>4,000</text:p>
          </table:table-cell>
          <table:table-cell table:formula="of:=[.$B19]*[.E19]" office:value-type="float" office:value="3.3" calcext:value-type="float">
            <text:p>3,300</text:p>
          </table:table-cell>
          <table:table-cell table:formula="of:=[.$B19]" office:value-type="float" office:value="7.5" calcext:value-type="float">
            <text:p>7,5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20]/[.$A$7]" office:value-type="float" office:value="8.16666666666667" calcext:value-type="float">
            <text:p>8,2</text:p>
          </table:table-cell>
          <table:table-cell table:formula="of:=([.C$2]-(([.$A20]-[.$A$6])/750))/[.C$2]" office:value-type="float" office:value="0.591111111111111" calcext:value-type="float">
            <text:p>0,591</text:p>
          </table:table-cell>
          <table:table-cell table:formula="of:=([.D$2]-(([.$A20]-[.$A$6])/750))/[.D$2]" office:value-type="float" office:value="0.488888888888889" calcext:value-type="float">
            <text:p>0,489</text:p>
          </table:table-cell>
          <table:table-cell table:formula="of:=([.E$2]-(([.$A20]-[.$A$6])/750))/[.E$2]" office:value-type="float" office:value="0.386666666666667" calcext:value-type="float">
            <text:p>0,387</text:p>
          </table:table-cell>
          <table:table-cell table:formula="of:=[.$B20]*[.C20]" office:value-type="float" office:value="4.82740740740741" calcext:value-type="float">
            <text:p>4,827</text:p>
          </table:table-cell>
          <table:table-cell table:formula="of:=[.$B20]*[.D20]" office:value-type="float" office:value="3.99259259259259" calcext:value-type="float">
            <text:p>3,993</text:p>
          </table:table-cell>
          <table:table-cell table:formula="of:=[.$B20]*[.E20]" office:value-type="float" office:value="3.15777777777778" calcext:value-type="float">
            <text:p>3,158</text:p>
          </table:table-cell>
          <table:table-cell table:formula="of:=[.$B20]" office:value-type="float" office:value="8.16666666666667" calcext:value-type="float">
            <text:p>8,16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21]/[.$A$7]" office:value-type="float" office:value="8.83333333333333" calcext:value-type="float">
            <text:p>8,8</text:p>
          </table:table-cell>
          <table:table-cell table:formula="of:=([.C$2]-(([.$A21]-[.$A$6])/750))/[.C$2]" office:value-type="float" office:value="0.555555555555556" calcext:value-type="float">
            <text:p>0,556</text:p>
          </table:table-cell>
          <table:table-cell table:formula="of:=([.D$2]-(([.$A21]-[.$A$6])/750))/[.D$2]" office:value-type="float" office:value="0.444444444444444" calcext:value-type="float">
            <text:p>0,444</text:p>
          </table:table-cell>
          <table:table-cell table:formula="of:=([.E$2]-(([.$A21]-[.$A$6])/750))/[.E$2]" office:value-type="float" office:value="0.333333333333333" calcext:value-type="float">
            <text:p>0,333</text:p>
          </table:table-cell>
          <table:table-cell table:formula="of:=[.$B21]*[.C21]" office:value-type="float" office:value="4.90740740740741" calcext:value-type="float">
            <text:p>4,907</text:p>
          </table:table-cell>
          <table:table-cell table:formula="of:=[.$B21]*[.D21]" office:value-type="float" office:value="3.92592592592593" calcext:value-type="float">
            <text:p>3,926</text:p>
          </table:table-cell>
          <table:table-cell table:formula="of:=[.$B21]*[.E21]" office:value-type="float" office:value="2.94444444444444" calcext:value-type="float">
            <text:p>2,944</text:p>
          </table:table-cell>
          <table:table-cell table:formula="of:=[.$B21]" office:value-type="float" office:value="8.83333333333333" calcext:value-type="float">
            <text:p>8,833</text:p>
          </table:table-cell>
        </table:table-row>
        <table:table-row table:style-name="ro1">
          <table:table-cell table:style-name="ce9" office:value-type="float" office:value="570" calcext:value-type="float">
            <text:p>570</text:p>
          </table:table-cell>
          <table:table-cell table:style-name="ce12" table:formula="of:=[.A22]/[.$A$7]" office:value-type="float" office:value="9.5" calcext:value-type="float">
            <text:p>9,5</text:p>
          </table:table-cell>
          <table:table-cell table:style-name="ce14" table:formula="of:=([.C$2]-(([.$A22]-[.$A$6])/750))/[.C$2]" office:value-type="float" office:value="0.52" calcext:value-type="float">
            <text:p>0,520</text:p>
          </table:table-cell>
          <table:table-cell table:style-name="ce14" table:formula="of:=([.D$2]-(([.$A22]-[.$A$6])/750))/[.D$2]" office:value-type="float" office:value="0.4" calcext:value-type="float">
            <text:p>0,400</text:p>
          </table:table-cell>
          <table:table-cell table:style-name="ce14" table:formula="of:=([.E$2]-(([.$A22]-[.$A$6])/750))/[.E$2]" office:value-type="float" office:value="0.28" calcext:value-type="float">
            <text:p>0,280</text:p>
          </table:table-cell>
          <table:table-cell table:style-name="ce14" table:formula="of:=[.$B22]*[.C22]" office:value-type="float" office:value="4.94" calcext:value-type="float">
            <text:p>4,940</text:p>
          </table:table-cell>
          <table:table-cell table:style-name="ce14" table:formula="of:=[.$B22]*[.D22]" office:value-type="float" office:value="3.8" calcext:value-type="float">
            <text:p>3,800</text:p>
          </table:table-cell>
          <table:table-cell table:style-name="ce14" table:formula="of:=[.$B22]*[.E22]" office:value-type="float" office:value="2.66" calcext:value-type="float">
            <text:p>2,660</text:p>
          </table:table-cell>
          <table:table-cell table:style-name="ce14" table:formula="of:=[.$B22]" office:value-type="float" office:value="9.5" calcext:value-type="float">
            <text:p>9,50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23]/[.$A$7]" office:value-type="float" office:value="10.1666666666667" calcext:value-type="float">
            <text:p>10,2</text:p>
          </table:table-cell>
          <table:table-cell table:formula="of:=([.C$2]-(([.$A23]-[.$A$6])/750))/[.C$2]" office:value-type="float" office:value="0.484444444444444" calcext:value-type="float">
            <text:p>0,484</text:p>
          </table:table-cell>
          <table:table-cell table:formula="of:=([.D$2]-(([.$A23]-[.$A$6])/750))/[.D$2]" office:value-type="float" office:value="0.355555555555556" calcext:value-type="float">
            <text:p>0,356</text:p>
          </table:table-cell>
          <table:table-cell table:formula="of:=([.E$2]-(([.$A23]-[.$A$6])/750))/[.E$2]" office:value-type="float" office:value="0.226666666666667" calcext:value-type="float">
            <text:p>0,227</text:p>
          </table:table-cell>
          <table:table-cell table:formula="of:=[.$B23]*[.C23]" office:value-type="float" office:value="4.92518518518519" calcext:value-type="float">
            <text:p>4,925</text:p>
          </table:table-cell>
          <table:table-cell table:formula="of:=[.$B23]*[.D23]" office:value-type="float" office:value="3.61481481481481" calcext:value-type="float">
            <text:p>3,615</text:p>
          </table:table-cell>
          <table:table-cell table:formula="of:=[.$B23]*[.E23]" office:value-type="float" office:value="2.30444444444444" calcext:value-type="float">
            <text:p>2,304</text:p>
          </table:table-cell>
          <table:table-cell table:formula="of:=[.$B23]" office:value-type="float" office:value="10.1666666666667" calcext:value-type="float">
            <text:p>10,16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24]/[.$A$7]" office:value-type="float" office:value="10.8333333333333" calcext:value-type="float">
            <text:p>10,8</text:p>
          </table:table-cell>
          <table:table-cell table:formula="of:=([.C$2]-(([.$A24]-[.$A$6])/750))/[.C$2]" office:value-type="float" office:value="0.448888888888889" calcext:value-type="float">
            <text:p>0,449</text:p>
          </table:table-cell>
          <table:table-cell table:formula="of:=([.D$2]-(([.$A24]-[.$A$6])/750))/[.D$2]" office:value-type="float" office:value="0.311111111111111" calcext:value-type="float">
            <text:p>0,311</text:p>
          </table:table-cell>
          <table:table-cell table:formula="of:=([.E$2]-(([.$A24]-[.$A$6])/750))/[.E$2]" office:value-type="float" office:value="0.173333333333333" calcext:value-type="float">
            <text:p>0,173</text:p>
          </table:table-cell>
          <table:table-cell table:formula="of:=[.$B24]*[.C24]" office:value-type="float" office:value="4.86296296296296" calcext:value-type="float">
            <text:p>4,863</text:p>
          </table:table-cell>
          <table:table-cell table:formula="of:=[.$B24]*[.D24]" office:value-type="float" office:value="3.37037037037037" calcext:value-type="float">
            <text:p>3,370</text:p>
          </table:table-cell>
          <table:table-cell table:formula="of:=[.$B24]*[.E24]" office:value-type="float" office:value="1.87777777777778" calcext:value-type="float">
            <text:p>1,878</text:p>
          </table:table-cell>
          <table:table-cell table:formula="of:=[.$B24]" office:value-type="float" office:value="10.8333333333333" calcext:value-type="float">
            <text:p>10,8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.00.0000</text:date>, <text:time style:data-style-name="N2" text:time-value="23:55:19.152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3T00:06:28.996000000</dc:date>
    <meta:editing-duration>PT20M4S</meta:editing-duration>
    <meta:editing-cycles>6</meta:editing-cycles>
    <meta:generator>LibreOffice/7.3.2.2$Windows_X86_64 LibreOffice_project/49f2b1bff42cfccbd8f788c8dc32c1c309559be0</meta:generator>
    <meta:document-statistic meta:table-count="1" meta:cell-count="21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minimum="0" chart:maximum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10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chart-properties chart:regression-name="" chart:regression-max-degree="10" chart:regression-force-intercept="false" chart:regression-intercept-value="0" chart:regression-period="2" loext:regression-extrapolate-forward="0" loext:regression-extrapolate-backward="0" chart:regression-type="polynomial"/>
      <style:graphic-properties svg:stroke-color="#579d1c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10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10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84cm" svg:height="9.007cm" xlink:href=".." xlink:type="simple" chart:class="chart:scatter" chart:column-mapping="" chart:style-name="ch1">
        <chart:legend chart:legend-position="end" svg:x="25.263cm" svg:y="2.461cm" style:legend-expansion="high" chart:style-name="ch2"/>
        <chart:plot-area chart:style-name="ch3" table:cell-range-address="Arkusz1.F2:Arkusz1.I2 Arkusz1.A6:Arkusz1.A24 Arkusz1.F6:Arkusz1.I24" chart:data-source-has-labels="column" svg:x="0.616cm" svg:y="0.18cm" svg:width="24.031cm" svg:height="8.647cm">
          <chart:coordinate-region svg:x="1.714cm" svg:y="0.379cm" svg:width="22.654cm" svg:height="7.801cm"/>
          <chart:axis chart:dimension="x" chart:name="primary-x" chart:style-name="ch4" chartooo:axis-type="auto">
            <chart:categories table:cell-range-address="Arkusz1.F2:Arkusz1.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G6:Arkusz1.G24" chart:class="chart:scatter">
            <chart:domain table:cell-range-address="Arkusz1.A6:Arkusz1.A24"/>
            <chart:regression-curve chart:style-name="ch8"/>
            <chart:data-point chart:repeated="19"/>
          </chart:series>
          <chart:series chart:style-name="ch9" chart:values-cell-range-address="Arkusz1.F6:Arkusz1.F24" chart:class="chart:scatter">
            <chart:regression-curve chart:style-name="ch10"/>
            <chart:data-point chart:repeated="19"/>
          </chart:series>
          <chart:series chart:style-name="ch11" chart:values-cell-range-address="Arkusz1.H6:Arkusz1.H24" chart:class="chart:scatter">
            <chart:regression-curve chart:style-name="ch12"/>
            <chart:data-point chart:repeated="19"/>
          </chart:series>
          <chart:series chart:style-name="ch13" chart:values-cell-range-address="Arkusz1.I6:Arkusz1.I24" chart:class="chart:scatter">
            <chart:regression-curve chart:style-name="ch14"/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G</text:p>
              </table:table-cell>
              <table:table-cell office:value-type="string">
                <text:p>Kolumna F</text:p>
              </table:table-cell>
              <table:table-cell office:value-type="string">
                <text:p>Kolumna H</text:p>
              </table:table-cell>
              <table:table-cell office:value-type="string">
                <text:p>Kolumna I</text:p>
              </table:table-cell>
            </table:table-row>
          </table:table-header-rows>
          <table:table-rows>
            <table:table-row>
              <table:table-cell office:value-type="float" office:value="1.5">
                <text:p>1.5</text:p>
                <draw:g>
                  <svg:desc>Arkusz1.F2:Arkusz1.I2</svg:desc>
                </draw:g>
              </table:table-cell>
              <table:table-cell office:value-type="float" office:value="30">
                <text:p>30</text:p>
                <draw:g>
                  <svg:desc>Arkusz1.A6:Arkusz1.A24</svg:desc>
                </draw:g>
              </table:table-cell>
              <table:table-cell office:value-type="float" office:value="0.5">
                <text:p>0.5</text:p>
                <draw:g>
                  <svg:desc>Arkusz1.G6:Arkusz1.G24</svg:desc>
                </draw:g>
              </table:table-cell>
              <table:table-cell office:value-type="float" office:value="0.5">
                <text:p>0.5</text:p>
                <draw:g>
                  <svg:desc>Arkusz1.F6:Arkusz1.F24</svg:desc>
                </draw:g>
              </table:table-cell>
              <table:table-cell office:value-type="float" office:value="0.5">
                <text:p>0.5</text:p>
                <draw:g>
                  <svg:desc>Arkusz1.H6:Arkusz1.H24</svg:desc>
                </draw:g>
              </table:table-cell>
              <table:table-cell office:value-type="float" office:value="0.5">
                <text:p>0.5</text:p>
                <draw:g>
                  <svg:desc>Arkusz1.I6:Arkusz1.I24</svg:desc>
                </draw:g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60">
                <text:p>60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.25925925925926">
                <text:p>1.25925925925926</text:p>
              </table:table-cell>
              <table:table-cell office:value-type="float" office:value="1.27407407407407">
                <text:p>1.27407407407407</text:p>
              </table:table-cell>
              <table:table-cell office:value-type="float" office:value="1.24444444444444">
                <text:p>1.24444444444444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Linear</text:p>
              </table:table-cell>
              <table:table-cell office:value-type="float" office:value="100">
                <text:p>100</text:p>
              </table:table-cell>
              <table:table-cell office:value-type="float" office:value="1.53703703703704">
                <text:p>1.53703703703704</text:p>
              </table:table-cell>
              <table:table-cell office:value-type="float" office:value="1.56296296296297">
                <text:p>1.56296296296297</text:p>
              </table:table-cell>
              <table:table-cell office:value-type="float" office:value="1.51111111111111">
                <text:p>1.51111111111111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1.8">
                <text:p>1.8</text:p>
              </table:table-cell>
              <table:table-cell office:value-type="float" office:value="1.84">
                <text:p>1.84</text:p>
              </table:table-cell>
              <table:table-cell office:value-type="float" office:value="1.76">
                <text:p>1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1">
                <text:p>2.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2.5">
                <text:p>2.5</text:p>
              </table:table-cell>
              <table:table-cell office:value-type="float" office:value="2.6">
                <text:p>2.6</text:p>
              </table:table-cell>
              <table:table-cell office:value-type="float" office:value="2.4">
                <text:p>2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2.8">
                <text:p>2.8</text:p>
              </table:table-cell>
              <table:table-cell office:value-type="float" office:value="2.94">
                <text:p>2.94</text:p>
              </table:table-cell>
              <table:table-cell office:value-type="float" office:value="2.66">
                <text:p>2.6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3.14814814814815">
                <text:p>3.14814814814815</text:p>
              </table:table-cell>
              <table:table-cell office:value-type="float" office:value="3.35185185185185">
                <text:p>3.35185185185185</text:p>
              </table:table-cell>
              <table:table-cell office:value-type="float" office:value="2.94444444444444">
                <text:p>2.94444444444444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/>
              <table:table-cell office:value-type="float" office:value="290">
                <text:p>290</text:p>
              </table:table-cell>
              <table:table-cell office:value-type="float" office:value="3.43703703703704">
                <text:p>3.43703703703704</text:p>
              </table:table-cell>
              <table:table-cell office:value-type="float" office:value="3.7162962962963">
                <text:p>3.7162962962963</text:p>
              </table:table-cell>
              <table:table-cell office:value-type="float" office:value="3.15777777777778">
                <text:p>3.15777777777778</text:p>
              </table:table-cell>
              <table:table-cell office:value-type="float" office:value="4.83333333333333">
                <text:p>4.83333333333333</text:p>
              </table:table-cell>
            </table:table-row>
            <table:table-row>
              <table:table-cell office:value-type="string"/>
              <table:table-cell office:value-type="float" office:value="330">
                <text:p>330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03333333333333">
                <text:p>4.03333333333333</text:p>
              </table:table-cell>
              <table:table-cell office:value-type="float" office:value="3.3">
                <text:p>3.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/>
              <table:table-cell office:value-type="float" office:value="370">
                <text:p>370</text:p>
              </table:table-cell>
              <table:table-cell office:value-type="float" office:value="3.83703703703704">
                <text:p>3.83703703703704</text:p>
              </table:table-cell>
              <table:table-cell office:value-type="float" office:value="4.30296296296296">
                <text:p>4.30296296296296</text:p>
              </table:table-cell>
              <table:table-cell office:value-type="float" office:value="3.37111111111111">
                <text:p>3.37111111111111</text:p>
              </table:table-cell>
              <table:table-cell office:value-type="float" office:value="6.16666666666667">
                <text:p>6.16666666666667</text:p>
              </table:table-cell>
            </table:table-row>
            <table:table-row>
              <table:table-cell office:value-type="string"/>
              <table:table-cell office:value-type="float" office:value="410">
                <text:p>410</text:p>
              </table:table-cell>
              <table:table-cell office:value-type="float" office:value="3.94814814814815">
                <text:p>3.94814814814815</text:p>
              </table:table-cell>
              <table:table-cell office:value-type="float" office:value="4.52518518518519">
                <text:p>4.52518518518519</text:p>
              </table:table-cell>
              <table:table-cell office:value-type="float" office:value="3.37111111111111">
                <text:p>3.37111111111111</text:p>
              </table:table-cell>
              <table:table-cell office:value-type="float" office:value="6.83333333333333">
                <text:p>6.83333333333333</text:p>
              </table:table-cell>
            </table:table-row>
            <table:table-row>
              <table:table-cell office:value-type="string"/>
              <table:table-cell office:value-type="float" office:value="450">
                <text:p>450</text:p>
              </table:table-cell>
              <table:table-cell office:value-type="float" office:value="4">
                <text:p>4</text:p>
              </table:table-cell>
              <table:table-cell office:value-type="float" office:value="4.7">
                <text:p>4.7</text:p>
              </table:table-cell>
              <table:table-cell office:value-type="float" office:value="3.3">
                <text:p>3.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/>
              <table:table-cell office:value-type="float" office:value="490">
                <text:p>490</text:p>
              </table:table-cell>
              <table:table-cell office:value-type="float" office:value="3.99259259259259">
                <text:p>3.99259259259259</text:p>
              </table:table-cell>
              <table:table-cell office:value-type="float" office:value="4.82740740740741">
                <text:p>4.82740740740741</text:p>
              </table:table-cell>
              <table:table-cell office:value-type="float" office:value="3.15777777777778">
                <text:p>3.15777777777778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/>
              <table:table-cell office:value-type="float" office:value="530">
                <text:p>530</text:p>
              </table:table-cell>
              <table:table-cell office:value-type="float" office:value="3.92592592592593">
                <text:p>3.92592592592593</text:p>
              </table:table-cell>
              <table:table-cell office:value-type="float" office:value="4.90740740740741">
                <text:p>4.90740740740741</text:p>
              </table:table-cell>
              <table:table-cell office:value-type="float" office:value="2.94444444444444">
                <text:p>2.94444444444444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/>
              <table:table-cell office:value-type="float" office:value="570">
                <text:p>570</text:p>
              </table:table-cell>
              <table:table-cell office:value-type="float" office:value="3.8">
                <text:p>3.8</text:p>
              </table:table-cell>
              <table:table-cell office:value-type="float" office:value="4.94">
                <text:p>4.94</text:p>
              </table:table-cell>
              <table:table-cell office:value-type="float" office:value="2.66">
                <text:p>2.6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/>
              <table:table-cell office:value-type="float" office:value="610">
                <text:p>610</text:p>
              </table:table-cell>
              <table:table-cell office:value-type="float" office:value="3.61481481481481">
                <text:p>3.61481481481481</text:p>
              </table:table-cell>
              <table:table-cell office:value-type="float" office:value="4.92518518518519">
                <text:p>4.92518518518519</text:p>
              </table:table-cell>
              <table:table-cell office:value-type="float" office:value="2.30444444444444">
                <text:p>2.30444444444444</text:p>
              </table:table-cell>
              <table:table-cell office:value-type="float" office:value="10.1666666666667">
                <text:p>10.1666666666667</text:p>
              </table:table-cell>
            </table:table-row>
            <table:table-row>
              <table:table-cell office:value-type="string"/>
              <table:table-cell office:value-type="float" office:value="650">
                <text:p>650</text:p>
              </table:table-cell>
              <table:table-cell office:value-type="float" office:value="3.37037037037037">
                <text:p>3.37037037037037</text:p>
              </table:table-cell>
              <table:table-cell office:value-type="float" office:value="4.86296296296296">
                <text:p>4.86296296296296</text:p>
              </table:table-cell>
              <table:table-cell office:value-type="float" office:value="1.87777777777778">
                <text:p>1.87777777777778</text:p>
              </table:table-cell>
              <table:table-cell office:value-type="float" office:value="10.8333333333333">
                <text:p>10.8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